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38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54,R105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/1206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1053,R105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44,C916,C911,C905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05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15BD2TG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801,C813</text:p>
          </table:table-cell>
          <table:table-cell table:style-name="ce5" office:value-type="string" calcext:value-type="string">
            <text:p>C_1206_3216Metric_Pad1.33x1.8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u/H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1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468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1103,C816,C804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p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001</text:p>
          </table:table-cell>
          <table:table-cell office:value-type="string" calcext:value-type="string">
            <text:p>PinHeader_2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Odd_Even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1044,C1043,C1042,C1041,C1040,C1039,C1038,C935,C1212,C1211,C1210,C1209,C1208,C1207,C1206,C1205,C1204,C1203,C1202,C1201,C405,C1151,C1149,C1148,C1147,C1146,C1145,C1144,C1127,C1143,C1142,C1141,C1140,C1139,C1138,C1137,C1136,C1135,C1134,C1133,C1131,C1130,C1129,C1128,C1116,C1115,C1110,C1107,C1120,C1118,C1035,C1034,C1033,C1032,C1031,C1030,C1029,C1028,C1027,C1026,C1025,C1024,C1023,C1022,C1021,C1020,C1019,C1018,C1017,C1016,C939,C938,C937,C936,C934,C933,C932,C931,C930,C929,C928,C927,C926,C925,C924,C923,C922,C921,C920,C919,C918,C917,C910,C521,C520,C519,C518,C517,C516,C515,C514,C513,C512,C511,C510,C509,C508,C507,C505,C410,C407,C406,C404,C402,C401,C307,C306,C305,C304,C303,C302,C301,C208,C206,C204,C203,C201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035,R1033,R1044,R1043,R9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206,U1205,U1203,U1201,U1210</text:p>
          </table:table-cell>
          <table:table-cell office:value-type="string" calcext:value-type="string">
            <text:p>SOT-23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74LVC1T45DBV</text:p>
          </table:table-cell>
          <table:table-cell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1204,U1202</text:p>
          </table:table-cell>
          <table:table-cell table:style-name="ce7" office:value-type="string" calcext:value-type="string">
            <text:p>TSSOP-16_4.4x5mm_P0.65m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74HCT595</text:p>
          </table:table-cell>
          <table: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1202,R1201,R1121,R1104,R202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48LC16M16A2P-6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014,U1008,U1006,U1003,U1001,U904</text:p>
          </table:table-cell>
          <table:table-cell office:value-type="string" calcext:value-type="string">
            <text:p>SOIC-8_3.9x4.9mm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A21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011,U1005,U1002</text:p>
          </table:table-cell>
          <table:table-cell office:value-type="string" calcext:value-type="string">
            <text:p>SOIC-16_3.9x9.9mm_P1.27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G444DY+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0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SOP-4_3.8x4.1mm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C1018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PinHeader_2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104,H103,H102,H101</text:p>
          </table:table-cell>
          <table:table-cell office:value-type="string" calcext:value-type="string">
            <text:p>MountingHole_3.2mm_M3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1002,K100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Q2SA-5V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6RARUZ</text:p>
          </table:table-cell>
          <table:table-cell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U1101,U907,U905,U902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G419LDY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U1108,U910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L072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Y1101</text:p>
          </table:table-cell>
          <table:table-cell table:style-name="ce7" office:value-type="string" calcext:value-type="string">
            <text:p>NX3225G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X3225GD-8MHZ-STD-CRA-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1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3RGT6Tx</text:p>
          </table:table-cell>
          <table:table-cell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1127,R1126,R1119,R1118,R1102,R1101,R1050,R1049,R923,R922,R917,R916,R911,R506,R505,R504,R420,R419,R418,R417,R413,R407,R2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101,J5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21111-00010T4L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B1101,FB501,FB4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742792031" calcext:value-type="float">
            <text:p>742792031</text:p>
          </table:table-cell>
          <table:table-cell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1152,C1150,C1109,C601,C943,C941,C915,C914,C912,C906,C824,C812,C522,C506,C409,C403,C207,C205,C202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u</text:p>
          </table:table-cell>
          <table:table-cell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C1126,C504,C503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125,C1124,C502,C501,C414,C4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11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106</text:p>
          </table:table-cell>
          <table:table-cell office:value-type="string" calcext:value-type="string">
            <text:p>SSOP-8_3.9x5.05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1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110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T1G0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109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3225SMV-500-GP-T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04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1103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1009</text:p>
          </table:table-cell>
          <table:table-cell office:value-type="string" calcext:value-type="string">
            <text:p>SO-4_4.4x3.9mm_P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170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101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013,U1010</text:p>
          </table:table-cell>
          <table:table-cell office:value-type="string" calcext:value-type="string">
            <text:p>AQY212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Y221R2SZ</text:p>
          </table:table-cell>
          <table:table-cell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U1012,U1004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A14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2/.1%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R1122,R1114,R1120,R1106,R1103,R925,R918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12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/.1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1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9/.1%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R1111,R1110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k96/.1%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11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/.1%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/.1%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1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/.1%</text:p>
          </table:table-cell>
          <table:table-cell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R1115,R1113,R1112</text:p>
          </table:table-cell>
          <table:table-cell table:style-name="ce7" office:value-type="string" calcext:value-type="string">
            <text:p>R_0805_2012Metric_Pad1.20x1.40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k/.1%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109,R110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048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.1%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047,R1040,R1037,R1032,R1030,R1028,R1025,R1024,R1021,R1019,R1018,R1014,R1013,R1010,R1008,R1006,R1005,R926,R924,R921,R919,R915,R912,R910,R909,R908,R905,R904,R90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k/.1%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046,R1045,R1042,R104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/.1%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039,R1038</text:p>
          </table:table-cell>
          <table:table-cell office:value-type="string" calcext:value-type="string">
            <text:p>R_2512_6332Metric_Pad1.40x3.3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1W/.5%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036,R1031,R1017,R101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99/.1%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034,R1029</text:p>
          </table:table-cell>
          <table:table-cell office:value-type="string" calcext:value-type="string">
            <text:p>R_2512_6332Metric_Pad1.40x3.3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1W/.5%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02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/.1%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026,R914,R90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k1/.1%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2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9/.25W/.1%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22,R1012,R1004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k/.1%</text:p>
          </table:table-cell>
          <table:table-cell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R1020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10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9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101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k9/.1%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00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/.1%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100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k/.1%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1003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/500V</text:p>
          </table:table-cell>
          <table:table-cell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R1002</text:p>
          </table:table-cell>
          <table:table-cell table:style-name="ce7" office:value-type="string" calcext:value-type="string">
            <text:p>R_1206_3216Metric_Pad1.30x1.7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Meg/25ppm/.1%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1001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500V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920,R913,R90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k5/.1%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90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37/.1%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1002,Q10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1103,L1102,L1101</text:p>
          </table:table-cell>
          <table:table-cell table:style-name="ce5" office:value-type="string" calcext:value-type="string">
            <text:p>L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605,K604,K603,K602,K601</text:p>
          </table:table-cell>
          <table:table-cell office:value-type="string" calcext:value-type="string">
            <text:p>HE360_x-505046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3621A05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03ATW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1008,D1007,D1006,D1005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V199</text:p>
          </table:table-cell>
          <table:table-cell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D1004,D1002</text:p>
          </table:table-cell>
          <table:table-cell table:style-name="ce7" office:value-type="string" calcext:value-type="string">
            <text:p>SOT-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V99LT1</text:p>
          </table:table-cell>
          <table:table-cell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D1003,D1001</text:p>
          </table:table-cell>
          <table:table-cell table:style-name="ce7" office:value-type="string" calcext:value-type="string">
            <text:p>D_SOD-1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N4148W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132,C110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C1123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n</text:p>
          </table:table-cell>
          <table:table-cell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C1122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220n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1121,C111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p</text:p>
          </table:table-cell>
          <table:table-cell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C1119,C1102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n</text:p>
          </table:table-cell>
          <table:table-cell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C1114,C1111,C1015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1113,C111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110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C1105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p</text:p>
          </table:table-cell>
          <table:table-cell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C1104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8p</text:p>
          </table:table-cell>
          <table:table-cell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C1101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p5</text:p>
          </table:table-cell>
          <table:table-cell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C1037,C1036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10p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014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/100V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10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</text:p>
          </table:table-cell>
          <table:table-cell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C1012,C1011,C1006</text:p>
          </table:table-cell>
          <table:table-cell table:style-name="ce7" office:value-type="string" calcext:value-type="string">
            <text:p>C_0603_1608Metric_Pad1.08x0.95mm_HandSold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5p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1010,C1008,C10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0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1009,C1005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p/500V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1007,C907,C904,C903,C902,C9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0p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100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/500V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10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1001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/500V</text:p>
          </table:table-cell>
          <table:table-cell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Y501</text:p>
          </table:table-cell>
          <table:table-cell table:style-name="ce7" office:value-type="string" calcext:value-type="string">
            <text:p>NX3225G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X3225GD-16MHZ</text:p>
          </table:table-cell>
          <table:table-cell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Y401</text:p>
          </table:table-cell>
          <table:table-cell table:style-name="ce7" office:value-type="string" calcext:value-type="string">
            <text:p>NX5032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X5032GA-25.000M-LN-CD-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U916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91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21ARZ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914,U912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PW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906</text:p>
          </table:table-cell>
          <table:table-cell office:value-type="string" calcext:value-type="string">
            <text:p>TSSOP-24_4.4x7.8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190BRUZ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2272</text:p>
          </table:table-cell>
          <table:table-cell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U808,U804</text:p>
          </table:table-cell>
          <table:table-cell table:style-name="ce5" office:value-type="string" calcext:value-type="string">
            <text:p>TSOT-23-6_HandSolderin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T8330_S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807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5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806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3.3/NOPB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803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9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80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5.0/NOPB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801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15BD2TG 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TH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L15-2415WI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403,U4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U402</text:p>
          </table:table-cell>
          <table:table-cell table:style-name="ce7" office:value-type="string" calcext:value-type="string">
            <text:p>QFN-24-1EP_4x4mm_P0.5mm_EP2.6x2.6mm_ThermalVi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8742A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U201</text:p>
          </table:table-cell>
          <table:table-cell table:style-name="ce7" office:value-type="string" calcext:value-type="string">
            <text:p>TSSOP-14_4.4x5mm_P0.65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74AC12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929,R928,R92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R808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46k4</text:p>
          </table:table-cell>
          <table:table-cell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R807,R803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87k</text:p>
          </table:table-cell>
          <table:table-cell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R806,R805,R802,R801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M</text:p>
          </table:table-cell>
          <table:table-cell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R804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97k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704,R7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R703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70" calcext:value-type="float">
            <text:p>370</text:p>
          </table:table-cell>
          <table:table-cell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R701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00k</text:p>
          </table:table-cell>
          <table:table-cell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R510,R509,R508,R507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k7</text:p>
          </table:table-cell>
          <table:table-cell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R503,R501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80" calcext:value-type="float">
            <text:p>680</text:p>
          </table:table-cell>
          <table:table-cell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R502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R421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R415,R414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70" calcext:value-type="float">
            <text:p>270</text:p>
          </table:table-cell>
          <table:table-cell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R412,R408,R406,R40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411,R410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75/1%</text:p>
          </table:table-cell>
          <table:table-cell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R409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2k1</text:p>
          </table:table-cell>
          <table:table-cell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R404,R403,R402,R4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9R9</text:p>
          </table:table-cell>
          <table:table-cell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R206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51R1</text:p>
          </table:table-cell>
          <table:table-cell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R205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R204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R203</text:p>
          </table:table-cell>
          <table:table-cell table:style-name="ce7" office:value-type="string" calcext:value-type="string">
            <text:p>R_0603_1608Metric_Pad0.98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4k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804,L802</text:p>
          </table:table-cell>
          <table:table-cell office:value-type="string" calcext:value-type="string">
            <text:p>TCK-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K-14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803,L801</text:p>
          </table:table-cell>
          <table:table-cell office:value-type="float" office:value="74489440068" calcext:value-type="float">
            <text:p>74489440068</text:p>
          </table:table-cell>
          <table:table-cell office:value-type="float" office:value="2" calcext:value-type="float">
            <text:p>2</text:p>
          </table:table-cell>
          <table:table-cell office:value-type="float" office:value="74489440068" calcext:value-type="float">
            <text:p>7448944006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701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1" calcext:value-type="float">
            <text:p>1</text:p>
          </table:table-cell>
          <table:table-cell office:value-type="float" office:value="7448014501" calcext:value-type="float">
            <text:p>74480145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5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7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802,D801</text:p>
          </table:table-cell>
          <table:table-cell office:value-type="string" calcext:value-type="string">
            <text:p>D_SOD-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6010EP,115</text:p>
          </table:table-cell>
          <table:table-cell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D703,D501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7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D701</text:p>
          </table:table-cell>
          <table:table-cell table:style-name="ce7" office:value-type="string" calcext:value-type="string">
            <text:p>D_SOD-1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MSZ5249B</text:p>
          </table:table-cell>
          <table:table-cell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D503</text:p>
          </table:table-cell>
          <table:table-cell table:style-name="ce7" office:value-type="string" calcext:value-type="string">
            <text:p>LED_0603_1608Metric_Pad1.05x0.95mm_HandSold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502,D4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942,C94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913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/25V</text:p>
          </table:table-cell>
          <table:table-cell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909,C908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30p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823,C822,C821,C815,C807,C806,C805,C803,C703,C7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/50V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820,C8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/16V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819,C810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16V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818,C817,C814,C809,C808,C8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/50V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704,C701</text:p>
          </table:table-cell>
          <table:table-cell office:value-type="string" calcext:value-type="string">
            <text:p>C_1210_3225Metric_Pad1.33x2.7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/2kV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412,C4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4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2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 table:number-rows-repeated="104839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9T22:58:02.540021803</dc:date>
    <meta:editing-duration>PT1H32M26S</meta:editing-duration>
    <meta:editing-cycles>44</meta:editing-cycles>
    <meta:generator>LibreOffice/7.1.6.2.0$Linux_X86_64 LibreOffice_project/10$Build-2</meta:generator>
    <meta:document-statistic meta:table-count="1" meta:cell-count="896" meta:object-count="0"/>
  </office:meta>
</office:document-meta>
</file>